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mm"/>
    </style:style>
    <style:style style:name="co2" style:family="table-column">
      <style:table-column-properties fo:break-before="auto" style:column-width="11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interim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erkmal 1</text:p>
          </table:table-cell>
          <table:table-cell office:value-type="string" calcext:value-type="string">
            <text:p>Wsmin</text:p>
          </table:table-cell>
          <table:table-cell office:value-type="string" calcext:value-type="string">
            <text:p>Wsmax</text:p>
          </table:table-cell>
          <table:table-cell office:value-type="string" calcext:value-type="string">
            <text:p>Merkmal 2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% erhalt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Merkmal3</text:p>
          </table:table-cell>
          <table:table-cell office:value-type="string" calcext:value-type="string">
            <text:p>Merkmal4</text:p>
          </table:table-cell>
          <table:table-cell office:value-type="string" calcext:value-type="string">
            <text:p>Zchng</text:p>
          </table:table-cell>
        </table:table-row>
        <table:table-row table:style-name="ro1">
          <table:table-cell table:number-columns-repeated="2" office:value-type="float" office:value="10001" calcext:value-type="float">
            <text:p>1000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formula="of:=[.B2]+1" office:value-type="float" office:value="10002" calcext:value-type="float">
            <text:p>1000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formula="of:=[.B3]+1" office:value-type="float" office:value="10003" calcext:value-type="float">
            <text:p>10003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formula="of:=[.B4]+1" office:value-type="float" office:value="10004" calcext:value-type="float">
            <text:p>10004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05" calcext:value-type="float">
            <text:p>10005</text:p>
          </table:table-cell>
          <table:table-cell table:formula="of:=[.B5]+1" office:value-type="float" office:value="10005" calcext:value-type="float">
            <text:p>1000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formula="of:=[.B6]+1" office:value-type="float" office:value="10006" calcext:value-type="float">
            <text:p>1000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07" calcext:value-type="float">
            <text:p>10007</text:p>
          </table:table-cell>
          <table:table-cell table:formula="of:=[.B7]+1" office:value-type="float" office:value="10007" calcext:value-type="float">
            <text:p>10007</text:p>
          </table:table-cell>
          <table:table-cell office:value-type="float" office:value="1230329" calcext:value-type="float">
            <text:p>1230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formula="of:=[.B8]+1" office:value-type="float" office:value="10008" calcext:value-type="float">
            <text:p>10008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office:value-type="float" office:value="10009" calcext:value-type="float">
            <text:p>10009</text:p>
          </table:table-cell>
          <table:table-cell table:formula="of:=[.B9]+1" office:value-type="float" office:value="10009" calcext:value-type="float">
            <text:p>10009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formula="of:=[.B10]+1" office:value-type="float" office:value="10010" calcext:value-type="float">
            <text:p>10010</text:p>
          </table:table-cell>
          <table:table-cell office:value-type="float" office:value="1230322" calcext:value-type="float">
            <text:p>1230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formula="of:=[.B11]+1" office:value-type="float" office:value="10011" calcext:value-type="float">
            <text:p>10011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12" calcext:value-type="float">
            <text:p>10012</text:p>
          </table:table-cell>
          <table:table-cell table:formula="of:=[.B12]+1" office:value-type="float" office:value="10012" calcext:value-type="float">
            <text:p>10012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formula="of:=[.B13]+1" office:value-type="float" office:value="10013" calcext:value-type="float">
            <text:p>10013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4" calcext:value-type="float">
            <text:p>10014</text:p>
          </table:table-cell>
          <table:table-cell table:formula="of:=[.B14]+1" office:value-type="float" office:value="10014" calcext:value-type="float">
            <text:p>10014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5" calcext:value-type="float">
            <text:p>10015</text:p>
          </table:table-cell>
          <table:table-cell table:formula="of:=[.B15]+1" office:value-type="float" office:value="10015" calcext:value-type="float">
            <text:p>10015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6" calcext:value-type="float">
            <text:p>10016</text:p>
          </table:table-cell>
          <table:table-cell table:formula="of:=[.B16]+1" office:value-type="float" office:value="10016" calcext:value-type="float">
            <text:p>10016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017" calcext:value-type="float">
            <text:p>10017</text:p>
          </table:table-cell>
          <table:table-cell table:formula="of:=[.B17]+1" office:value-type="float" office:value="10017" calcext:value-type="float">
            <text:p>10017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formula="of:=[.B18]+1" office:value-type="float" office:value="10018" calcext:value-type="float">
            <text:p>10018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formula="of:=[.B19]+1" office:value-type="float" office:value="10019" calcext:value-type="float">
            <text:p>10019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chulterprofi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020" calcext:value-type="float">
            <text:p>10020</text:p>
          </table:table-cell>
          <table:table-cell table:formula="of:=[.B20]+1" office:value-type="float" office:value="10020" calcext:value-type="float">
            <text:p>10020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21" calcext:value-type="float">
            <text:p>10021</text:p>
          </table:table-cell>
          <table:table-cell table:formula="of:=[.B21]+1" office:value-type="float" office:value="10021" calcext:value-type="float">
            <text:p>10021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22" calcext:value-type="float">
            <text:p>10022</text:p>
          </table:table-cell>
          <table:table-cell table:formula="of:=[.B22]+1" office:value-type="float" office:value="10022" calcext:value-type="float">
            <text:p>10022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23" calcext:value-type="float">
            <text:p>10023</text:p>
          </table:table-cell>
          <table:table-cell table:formula="of:=[.B23]+1" office:value-type="float" office:value="10023" calcext:value-type="float">
            <text:p>10023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24" calcext:value-type="float">
            <text:p>10024</text:p>
          </table:table-cell>
          <table:table-cell table:formula="of:=[.B24]+1" office:value-type="float" office:value="10024" calcext:value-type="float">
            <text:p>10024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25" calcext:value-type="float">
            <text:p>10025</text:p>
          </table:table-cell>
          <table:table-cell table:formula="of:=[.B25]+1" office:value-type="float" office:value="10025" calcext:value-type="float">
            <text:p>10025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formula="of:=[.B26]+1" office:value-type="float" office:value="10026" calcext:value-type="float">
            <text:p>10026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27" calcext:value-type="float">
            <text:p>10027</text:p>
          </table:table-cell>
          <table:table-cell table:formula="of:=[.B27]+1" office:value-type="float" office:value="10027" calcext:value-type="float">
            <text:p>10027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table:formula="of:=[.B28]+1" office:value-type="float" office:value="10028" calcext:value-type="float">
            <text:p>10028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z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29" calcext:value-type="float">
            <text:p>10029</text:p>
          </table:table-cell>
          <table:table-cell table:formula="of:=[.B29]+1" office:value-type="float" office:value="10029" calcext:value-type="float">
            <text:p>10029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30" calcext:value-type="float">
            <text:p>10030</text:p>
          </table:table-cell>
          <table:table-cell table:formula="of:=[.B30]+1" office:value-type="float" office:value="10030" calcext:value-type="float">
            <text:p>10030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031" calcext:value-type="float">
            <text:p>10031</text:p>
          </table:table-cell>
          <table:table-cell table:formula="of:=[.B31]+1" office:value-type="float" office:value="10031" calcext:value-type="float">
            <text:p>10031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32" calcext:value-type="float">
            <text:p>10032</text:p>
          </table:table-cell>
          <table:table-cell table:formula="of:=[.B32]+1" office:value-type="float" office:value="10032" calcext:value-type="float">
            <text:p>10032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formula="of:=[.B33]+1" office:value-type="float" office:value="10033" calcext:value-type="float">
            <text:p>10033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formula="of:=[.B34]+1" office:value-type="float" office:value="10034" calcext:value-type="float">
            <text:p>10034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formula="of:=[.B35]+1" office:value-type="float" office:value="10035" calcext:value-type="float">
            <text:p>10035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36" calcext:value-type="float">
            <text:p>10036</text:p>
          </table:table-cell>
          <table:table-cell table:formula="of:=[.B36]+1" office:value-type="float" office:value="10036" calcext:value-type="float">
            <text:p>10036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37" calcext:value-type="float">
            <text:p>10037</text:p>
          </table:table-cell>
          <table:table-cell table:formula="of:=[.B37]+1" office:value-type="float" office:value="10037" calcext:value-type="float">
            <text:p>10037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formula="of:=[.B38]+1" office:value-type="float" office:value="10038" calcext:value-type="float">
            <text:p>10038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39" calcext:value-type="float">
            <text:p>10039</text:p>
          </table:table-cell>
          <table:table-cell table:formula="of:=[.B39]+1" office:value-type="float" office:value="10039" calcext:value-type="float">
            <text:p>10039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40" calcext:value-type="float">
            <text:p>10040</text:p>
          </table:table-cell>
          <table:table-cell table:formula="of:=[.B40]+1" office:value-type="float" office:value="10040" calcext:value-type="float">
            <text:p>10040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formula="of:=[.B41]+1" office:value-type="float" office:value="10041" calcext:value-type="float">
            <text:p>10041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formula="of:=[.B42]+1" office:value-type="float" office:value="10042" calcext:value-type="float">
            <text:p>1004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043" calcext:value-type="float">
            <text:p>10043</text:p>
          </table:table-cell>
          <table:table-cell table:formula="of:=[.B43]+1" office:value-type="float" office:value="10043" calcext:value-type="float">
            <text:p>1004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GR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44" calcext:value-type="float">
            <text:p>10044</text:p>
          </table:table-cell>
          <table:table-cell table:formula="of:=[.B44]+1" office:value-type="float" office:value="10044" calcext:value-type="float">
            <text:p>1004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G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045" calcext:value-type="float">
            <text:p>10045</text:p>
          </table:table-cell>
          <table:table-cell table:formula="of:=[.B45]+1" office:value-type="float" office:value="10045" calcext:value-type="float">
            <text:p>1004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46" calcext:value-type="float">
            <text:p>10046</text:p>
          </table:table-cell>
          <table:table-cell table:formula="of:=[.B46]+1" office:value-type="float" office:value="10046" calcext:value-type="float">
            <text:p>1004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047" calcext:value-type="float">
            <text:p>10047</text:p>
          </table:table-cell>
          <table:table-cell table:formula="of:=[.B47]+1" office:value-type="float" office:value="10047" calcext:value-type="float">
            <text:p>1004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formula="of:=[.B48]+1" office:value-type="float" office:value="10048" calcext:value-type="float">
            <text:p>1004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table:formula="of:=[.B49]+1" office:value-type="float" office:value="10049" calcext:value-type="float">
            <text:p>10049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formula="of:=[.B50]+1" office:value-type="float" office:value="10050" calcext:value-type="float">
            <text:p>1005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51" calcext:value-type="float">
            <text:p>10051</text:p>
          </table:table-cell>
          <table:table-cell table:formula="of:=[.B51]+1" office:value-type="float" office:value="10051" calcext:value-type="float">
            <text:p>10051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52" calcext:value-type="float">
            <text:p>10052</text:p>
          </table:table-cell>
          <table:table-cell table:formula="of:=[.B52]+1" office:value-type="float" office:value="10052" calcext:value-type="float">
            <text:p>1005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table:formula="of:=[.B53]+1" office:value-type="float" office:value="10053" calcext:value-type="float">
            <text:p>1005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Rippen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grün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table:formula="of:=[.B54]+1" office:value-type="float" office:value="10054" calcext:value-type="float">
            <text:p>1005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rot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formula="of:=[.B55]+1" office:value-type="float" office:value="10055" calcext:value-type="float">
            <text:p>1005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schwarz</text:p>
          </table:table-cell>
          <table:table-cell table:number-columns-repeated="2"/>
          <table:table-cell office:value-type="string" calcext:value-type="string">
            <text:p>i/a schwarz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table:formula="of:=[.B56]+1" office:value-type="float" office:value="10056" calcext:value-type="float">
            <text:p>1005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057" calcext:value-type="float">
            <text:p>10057</text:p>
          </table:table-cell>
          <table:table-cell table:formula="of:=[.B57]+1" office:value-type="float" office:value="10057" calcext:value-type="float">
            <text:p>1005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office:value-type="float" office:value="10058" calcext:value-type="float">
            <text:p>10058</text:p>
          </table:table-cell>
          <table:table-cell table:formula="of:=[.B58]+1" office:value-type="float" office:value="10058" calcext:value-type="float">
            <text:p>1005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059" calcext:value-type="float">
            <text:p>10059</text:p>
          </table:table-cell>
          <table:table-cell table:formula="of:=[.B59]+1" office:value-type="float" office:value="10059" calcext:value-type="float">
            <text:p>10059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60" calcext:value-type="float">
            <text:p>10060</text:p>
          </table:table-cell>
          <table:table-cell table:formula="of:=[.B60]+1" office:value-type="float" office:value="10060" calcext:value-type="float">
            <text:p>10060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61" calcext:value-type="float">
            <text:p>10061</text:p>
          </table:table-cell>
          <table:table-cell table:formula="of:=[.B61]+1" office:value-type="float" office:value="10061" calcext:value-type="float">
            <text:p>1006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formula="of:=[.B62]+1" office:value-type="float" office:value="10062" calcext:value-type="float">
            <text:p>10062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63" calcext:value-type="float">
            <text:p>10063</text:p>
          </table:table-cell>
          <table:table-cell table:formula="of:=[.B63]+1" office:value-type="float" office:value="10063" calcext:value-type="float">
            <text:p>10063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64" calcext:value-type="float">
            <text:p>10064</text:p>
          </table:table-cell>
          <table:table-cell table:formula="of:=[.B64]+1" office:value-type="float" office:value="10064" calcext:value-type="float">
            <text:p>10064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office:value-type="float" office:value="10065" calcext:value-type="float">
            <text:p>10065</text:p>
          </table:table-cell>
          <table:table-cell table:formula="of:=[.B65]+1" office:value-type="float" office:value="10065" calcext:value-type="float">
            <text:p>1006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formula="of:=[.B66]+1" office:value-type="float" office:value="10066" calcext:value-type="float">
            <text:p>10066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formula="of:=[.B67]+1" office:value-type="float" office:value="10067" calcext:value-type="float">
            <text:p>1006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068" calcext:value-type="float">
            <text:p>10068</text:p>
          </table:table-cell>
          <table:table-cell table:formula="of:=[.B68]+1" office:value-type="float" office:value="10068" calcext:value-type="float">
            <text:p>1006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69" calcext:value-type="float">
            <text:p>10069</text:p>
          </table:table-cell>
          <table:table-cell table:formula="of:=[.B69]+1" office:value-type="float" office:value="10069" calcext:value-type="float">
            <text:p>1006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formula="of:=[.B70]+1" office:value-type="float" office:value="10070" calcext:value-type="float">
            <text:p>1007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n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formula="of:=[.B71]+1" office:value-type="float" office:value="10071" calcext:value-type="float">
            <text:p>10071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72" calcext:value-type="float">
            <text:p>10072</text:p>
          </table:table-cell>
          <table:table-cell table:formula="of:=[.B72]+1" office:value-type="float" office:value="10072" calcext:value-type="float">
            <text:p>10072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073" calcext:value-type="float">
            <text:p>10073</text:p>
          </table:table-cell>
          <table:table-cell table:formula="of:=[.B73]+1" office:value-type="float" office:value="10073" calcext:value-type="float">
            <text:p>10073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formula="of:=[.B74]+1" office:value-type="float" office:value="10074" calcext:value-type="float">
            <text:p>10074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75" calcext:value-type="float">
            <text:p>10075</text:p>
          </table:table-cell>
          <table:table-cell table:formula="of:=[.B75]+1" office:value-type="float" office:value="10075" calcext:value-type="float">
            <text:p>10075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table:formula="of:=[.B76]+1" office:value-type="float" office:value="10076" calcext:value-type="float">
            <text:p>10076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formula="of:=[.B77]+1" office:value-type="float" office:value="10077" calcext:value-type="float">
            <text:p>1007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78" calcext:value-type="float">
            <text:p>10078</text:p>
          </table:table-cell>
          <table:table-cell table:formula="of:=[.B78]+1" office:value-type="float" office:value="10078" calcext:value-type="float">
            <text:p>1007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formula="of:=[.B79]+1" office:value-type="float" office:value="10079" calcext:value-type="float">
            <text:p>1007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80" calcext:value-type="float">
            <text:p>10080</text:p>
          </table:table-cell>
          <table:table-cell table:formula="of:=[.B80]+1" office:value-type="float" office:value="10080" calcext:value-type="float">
            <text:p>1008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081" calcext:value-type="float">
            <text:p>10081</text:p>
          </table:table-cell>
          <table:table-cell table:formula="of:=[.B81]+1" office:value-type="float" office:value="10081" calcext:value-type="float">
            <text:p>10081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formula="of:=[.B82]+1" office:value-type="float" office:value="10082" calcext:value-type="float">
            <text:p>10082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83" calcext:value-type="float">
            <text:p>10083</text:p>
          </table:table-cell>
          <table:table-cell table:formula="of:=[.B83]+1" office:value-type="float" office:value="10083" calcext:value-type="float">
            <text:p>10083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nebenkörnig</text:p>
          </table:table-cell>
          <table:table-cell table:number-columns-repeated="2"/>
          <table:table-cell office:value-type="string" calcext:value-type="string">
            <text:p>HGW????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table:formula="of:=[.B84]+1" office:value-type="float" office:value="10084" calcext:value-type="float">
            <text:p>10084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85" calcext:value-type="float">
            <text:p>10085</text:p>
          </table:table-cell>
          <table:table-cell table:formula="of:=[.B85]+1" office:value-type="float" office:value="10085" calcext:value-type="float">
            <text:p>10085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86" calcext:value-type="float">
            <text:p>10086</text:p>
          </table:table-cell>
          <table:table-cell table:formula="of:=[.B86]+1" office:value-type="float" office:value="10086" calcext:value-type="float">
            <text:p>10086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87" calcext:value-type="float">
            <text:p>10087</text:p>
          </table:table-cell>
          <table:table-cell table:formula="of:=[.B87]+1" office:value-type="float" office:value="10087" calcext:value-type="float">
            <text:p>10087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office:value-type="float" office:value="10088" calcext:value-type="float">
            <text:p>10088</text:p>
          </table:table-cell>
          <table:table-cell table:formula="of:=[.B88]+1" office:value-type="float" office:value="10088" calcext:value-type="float">
            <text:p>10088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89" calcext:value-type="float">
            <text:p>10089</text:p>
          </table:table-cell>
          <table:table-cell table:formula="of:=[.B89]+1" office:value-type="float" office:value="10089" calcext:value-type="float">
            <text:p>10089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90" calcext:value-type="float">
            <text:p>10090</text:p>
          </table:table-cell>
          <table:table-cell table:formula="of:=[.B90]+1" office:value-type="float" office:value="10090" calcext:value-type="float">
            <text:p>10090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den nah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table:formula="of:=[.B91]+1" office:value-type="float" office:value="10091" calcext:value-type="float">
            <text:p>10091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92" calcext:value-type="float">
            <text:p>10092</text:p>
          </table:table-cell>
          <table:table-cell table:formula="of:=[.B92]+1" office:value-type="float" office:value="10092" calcext:value-type="float">
            <text:p>10092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93" calcext:value-type="float">
            <text:p>10093</text:p>
          </table:table-cell>
          <table:table-cell table:formula="of:=[.B93]+1" office:value-type="float" office:value="10093" calcext:value-type="float">
            <text:p>10093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94" calcext:value-type="float">
            <text:p>10094</text:p>
          </table:table-cell>
          <table:table-cell table:formula="of:=[.B94]+1" office:value-type="float" office:value="10094" calcext:value-type="float">
            <text:p>10094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95" calcext:value-type="float">
            <text:p>10095</text:p>
          </table:table-cell>
          <table:table-cell table:formula="of:=[.B95]+1" office:value-type="float" office:value="10095" calcext:value-type="float">
            <text:p>10095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096" calcext:value-type="float">
            <text:p>10096</text:p>
          </table:table-cell>
          <table:table-cell table:formula="of:=[.B96]+1" office:value-type="float" office:value="10096" calcext:value-type="float">
            <text:p>10096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097" calcext:value-type="float">
            <text:p>10097</text:p>
          </table:table-cell>
          <table:table-cell table:formula="of:=[.B97]+1" office:value-type="float" office:value="10097" calcext:value-type="float">
            <text:p>10097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formula="of:=[.B98]+1" office:value-type="float" office:value="10098" calcext:value-type="float">
            <text:p>10098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formula="of:=[.B99]+1" office:value-type="float" office:value="10099" calcext:value-type="float">
            <text:p>10099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formula="of:=[.B100]+1" office:value-type="float" office:value="10100" calcext:value-type="float">
            <text:p>10100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formula="of:=[.B101]+1" office:value-type="float" office:value="10101" calcext:value-type="float">
            <text:p>10101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102" calcext:value-type="float">
            <text:p>10102</text:p>
          </table:table-cell>
          <table:table-cell table:formula="of:=[.B102]+1" office:value-type="float" office:value="10102" calcext:value-type="float">
            <text:p>10102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103" calcext:value-type="float">
            <text:p>10103</text:p>
          </table:table-cell>
          <table:table-cell table:formula="of:=[.B103]+1" office:value-type="float" office:value="10103" calcext:value-type="float">
            <text:p>10103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formula="of:=[.B104]+1" office:value-type="float" office:value="10104" calcext:value-type="float">
            <text:p>10104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formula="of:=[.B105]+1" office:value-type="float" office:value="10105" calcext:value-type="float">
            <text:p>10105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schwarz</text:p>
          </table:table-cell>
          <table:table-cell office:value-type="string" calcext:value-type="string">
            <text:p>unverzierte Ware</text:p>
          </table:table-cell>
          <table:table-cell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formula="of:=[.B106]+1" office:value-type="float" office:value="10106" calcext:value-type="float">
            <text:p>10106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schnit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formula="of:=[.B107]+1" office:value-type="float" office:value="10107" calcext:value-type="float">
            <text:p>10107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108" calcext:value-type="float">
            <text:p>10108</text:p>
          </table:table-cell>
          <table:table-cell table:formula="of:=[.B108]+1" office:value-type="float" office:value="10108" calcext:value-type="float">
            <text:p>10108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09" calcext:value-type="float">
            <text:p>10109</text:p>
          </table:table-cell>
          <table:table-cell table:formula="of:=[.B109]+1" office:value-type="float" office:value="10109" calcext:value-type="float">
            <text:p>10109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formula="of:=[.B110]+1" office:value-type="float" office:value="10110" calcext:value-type="float">
            <text:p>10110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table:formula="of:=[.B111]+1" office:value-type="float" office:value="10111" calcext:value-type="float">
            <text:p>10111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112" calcext:value-type="float">
            <text:p>10112</text:p>
          </table:table-cell>
          <table:table-cell table:formula="of:=[.B112]+1" office:value-type="float" office:value="10112" calcext:value-type="float">
            <text:p>10112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113" calcext:value-type="float">
            <text:p>10113</text:p>
          </table:table-cell>
          <table:table-cell table:formula="of:=[.B113]+1" office:value-type="float" office:value="10113" calcext:value-type="float">
            <text:p>10113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table:formula="of:=[.B114]+1" office:value-type="float" office:value="10114" calcext:value-type="float">
            <text:p>10114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115" calcext:value-type="float">
            <text:p>10115</text:p>
          </table:table-cell>
          <table:table-cell table:formula="of:=[.B115]+1" office:value-type="float" office:value="10115" calcext:value-type="float">
            <text:p>10115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116" calcext:value-type="float">
            <text:p>10116</text:p>
          </table:table-cell>
          <table:table-cell table:formula="of:=[.B116]+1" office:value-type="float" office:value="10116" calcext:value-type="float">
            <text:p>10116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Fischgrät</text:p>
          </table:table-cell>
          <table:table-cell table:number-columns-repeated="2"/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table:formula="of:=[.B117]+1" office:value-type="float" office:value="10117" calcext:value-type="float">
            <text:p>10117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118" calcext:value-type="float">
            <text:p>10118</text:p>
          </table:table-cell>
          <table:table-cell table:formula="of:=[.B118]+1" office:value-type="float" office:value="10118" calcext:value-type="float">
            <text:p>10118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19" calcext:value-type="float">
            <text:p>10119</text:p>
          </table:table-cell>
          <table:table-cell table:formula="of:=[.B119]+1" office:value-type="float" office:value="10119" calcext:value-type="float">
            <text:p>10119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20" calcext:value-type="float">
            <text:p>10120</text:p>
          </table:table-cell>
          <table:table-cell table:formula="of:=[.B120]+1" office:value-type="float" office:value="10120" calcext:value-type="float">
            <text:p>10120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21" calcext:value-type="float">
            <text:p>10121</text:p>
          </table:table-cell>
          <table:table-cell table:formula="of:=[.B121]+1" office:value-type="float" office:value="10121" calcext:value-type="float">
            <text:p>10121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auschwarz</text:p>
          </table:table-cell>
          <table:table-cell table:number-columns-repeated="2"/>
          <table:table-cell office:value-type="string" calcext:value-type="string">
            <text:p>Sonderware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table:formula="of:=[.B122]+1" office:value-type="float" office:value="10122" calcext:value-type="float">
            <text:p>10122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123" calcext:value-type="float">
            <text:p>10123</text:p>
          </table:table-cell>
          <table:table-cell table:formula="of:=[.B123]+1" office:value-type="float" office:value="10123" calcext:value-type="float">
            <text:p>10123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124" calcext:value-type="float">
            <text:p>10124</text:p>
          </table:table-cell>
          <table:table-cell table:formula="of:=[.B124]+1" office:value-type="float" office:value="10124" calcext:value-type="float">
            <text:p>10124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25" calcext:value-type="float">
            <text:p>10125</text:p>
          </table:table-cell>
          <table:table-cell table:formula="of:=[.B125]+1" office:value-type="float" office:value="10125" calcext:value-type="float">
            <text:p>10125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26" calcext:value-type="float">
            <text:p>10126</text:p>
          </table:table-cell>
          <table:table-cell table:formula="of:=[.B126]+1" office:value-type="float" office:value="10126" calcext:value-type="float">
            <text:p>10126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formula="of:=[.B127]+1" office:value-type="float" office:value="10127" calcext:value-type="float">
            <text:p>10127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28" calcext:value-type="float">
            <text:p>10128</text:p>
          </table:table-cell>
          <table:table-cell table:formula="of:=[.B128]+1" office:value-type="float" office:value="10128" calcext:value-type="float">
            <text:p>10128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129" calcext:value-type="float">
            <text:p>10129</text:p>
          </table:table-cell>
          <table:table-cell table:formula="of:=[.B129]+1" office:value-type="float" office:value="10129" calcext:value-type="float">
            <text:p>10129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formula="of:=[.B130]+1" office:value-type="float" office:value="10130" calcext:value-type="float">
            <text:p>10130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formula="of:=[.B131]+1" office:value-type="float" office:value="10131" calcext:value-type="float">
            <text:p>10131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132" calcext:value-type="float">
            <text:p>10132</text:p>
          </table:table-cell>
          <table:table-cell table:formula="of:=[.B132]+1" office:value-type="float" office:value="10132" calcext:value-type="float">
            <text:p>10132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133" calcext:value-type="float">
            <text:p>10133</text:p>
          </table:table-cell>
          <table:table-cell table:formula="of:=[.B133]+1" office:value-type="float" office:value="10133" calcext:value-type="float">
            <text:p>10133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34" calcext:value-type="float">
            <text:p>10134</text:p>
          </table:table-cell>
          <table:table-cell table:formula="of:=[.B134]+1" office:value-type="float" office:value="10134" calcext:value-type="float">
            <text:p>10134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35" calcext:value-type="float">
            <text:p>10135</text:p>
          </table:table-cell>
          <table:table-cell table:formula="of:=[.B135]+1" office:value-type="float" office:value="10135" calcext:value-type="float">
            <text:p>10135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36" calcext:value-type="float">
            <text:p>10136</text:p>
          </table:table-cell>
          <table:table-cell table:formula="of:=[.B136]+1" office:value-type="float" office:value="10136" calcext:value-type="float">
            <text:p>10136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robgemagert</text:p>
          </table:table-cell>
          <table:table-cell table:number-columns-repeated="6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formula="of:=[.B137]+1" office:value-type="float" office:value="10137" calcext:value-type="float">
            <text:p>10137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braäunlich-grau</text:p>
          </table:table-cell>
          <table:table-cell table:number-columns-repeated="6"/>
        </table:table-row>
        <table:table-row table:style-name="ro1">
          <table:table-cell office:value-type="float" office:value="10138" calcext:value-type="float">
            <text:p>10138</text:p>
          </table:table-cell>
          <table:table-cell table:formula="of:=[.B138]+1" office:value-type="float" office:value="10138" calcext:value-type="float">
            <text:p>10138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an RS</text:p>
          </table:table-cell>
          <table:table-cell table:number-columns-repeated="3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formula="of:=[.B139]+1" office:value-type="float" office:value="10139" calcext:value-type="float">
            <text:p>10139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VIII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table:formula="of:=[.B140]+1" office:value-type="float" office:value="10140" calcext:value-type="float">
            <text:p>10140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IX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formula="of:=[.B141]+1" office:value-type="float" office:value="10141" calcext:value-type="float">
            <text:p>10141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formula="of:=[.B142]+1" office:value-type="float" office:value="10142" calcext:value-type="float">
            <text:p>10142</text:p>
          </table:table-cell>
          <table:table-cell office:value-type="float" office:value="1230838" calcext:value-type="float">
            <text:p>123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143" calcext:value-type="float">
            <text:p>10143</text:p>
          </table:table-cell>
          <table:table-cell table:formula="of:=[.B143]+1" office:value-type="float" office:value="10143" calcext:value-type="float">
            <text:p>10143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44" calcext:value-type="float">
            <text:p>10144</text:p>
          </table:table-cell>
          <table:table-cell table:formula="of:=[.B144]+1" office:value-type="float" office:value="10144" calcext:value-type="float">
            <text:p>10144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45" calcext:value-type="float">
            <text:p>10145</text:p>
          </table:table-cell>
          <table:table-cell table:formula="of:=[.B145]+1" office:value-type="float" office:value="10145" calcext:value-type="float">
            <text:p>10145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46" calcext:value-type="float">
            <text:p>10146</text:p>
          </table:table-cell>
          <table:table-cell table:formula="of:=[.B146]+1" office:value-type="float" office:value="10146" calcext:value-type="float">
            <text:p>10146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47" calcext:value-type="float">
            <text:p>10147</text:p>
          </table:table-cell>
          <table:table-cell table:formula="of:=[.B147]+1" office:value-type="float" office:value="10147" calcext:value-type="float">
            <text:p>10147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Schullterum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148" calcext:value-type="float">
            <text:p>10148</text:p>
          </table:table-cell>
          <table:table-cell table:formula="of:=[.B148]+1" office:value-type="float" office:value="10148" calcext:value-type="float">
            <text:p>10148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49" calcext:value-type="float">
            <text:p>10149</text:p>
          </table:table-cell>
          <table:table-cell table:formula="of:=[.B149]+1" office:value-type="float" office:value="10149" calcext:value-type="float">
            <text:p>10149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150" calcext:value-type="float">
            <text:p>10150</text:p>
          </table:table-cell>
          <table:table-cell table:formula="of:=[.B150]+1" office:value-type="float" office:value="10150" calcext:value-type="float">
            <text:p>10150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Grauware? Sehr hart</text:p>
          </table:table-cell>
          <table:table-cell table:number-columns-repeated="3"/>
        </table:table-row>
        <table:table-row table:style-name="ro1">
          <table:table-cell office:value-type="float" office:value="10151" calcext:value-type="float">
            <text:p>10151</text:p>
          </table:table-cell>
          <table:table-cell table:formula="of:=[.B151]+1" office:value-type="float" office:value="10151" calcext:value-type="float">
            <text:p>10151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formula="of:=[.B152]+1" office:value-type="float" office:value="10152" calcext:value-type="float">
            <text:p>10152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53" calcext:value-type="float">
            <text:p>10153</text:p>
          </table:table-cell>
          <table:table-cell table:formula="of:=[.B153]+1" office:value-type="float" office:value="10153" calcext:value-type="float">
            <text:p>10153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154" calcext:value-type="float">
            <text:p>10154</text:p>
          </table:table-cell>
          <table:table-cell table:formula="of:=[.B154]+1" office:value-type="float" office:value="10154" calcext:value-type="float">
            <text:p>10154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55" calcext:value-type="float">
            <text:p>10155</text:p>
          </table:table-cell>
          <table:table-cell table:formula="of:=[.B155]+1" office:value-type="float" office:value="10155" calcext:value-type="float">
            <text:p>10155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formula="of:=[.B156]+1" office:value-type="float" office:value="10156" calcext:value-type="float">
            <text:p>10156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formula="of:=[.B157]+1" office:value-type="float" office:value="10157" calcext:value-type="float">
            <text:p>10157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formula="of:=[.B158]+1" office:value-type="float" office:value="10158" calcext:value-type="float">
            <text:p>10158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formula="of:=[.B159]+1" office:value-type="float" office:value="10159" calcext:value-type="float">
            <text:p>10159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formula="of:=[.B160]+1" office:value-type="float" office:value="10160" calcext:value-type="float">
            <text:p>10160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formula="of:=[.B161]+1" office:value-type="float" office:value="10161" calcext:value-type="float">
            <text:p>10161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formula="of:=[.B162]+1" office:value-type="float" office:value="10162" calcext:value-type="float">
            <text:p>10162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formula="of:=[.B163]+1" office:value-type="float" office:value="10163" calcext:value-type="float">
            <text:p>10163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formula="of:=[.B164]+1" office:value-type="float" office:value="10164" calcext:value-type="float">
            <text:p>10164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formula="of:=[.B165]+1" office:value-type="float" office:value="10165" calcext:value-type="float">
            <text:p>10165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6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formula="of:=[.B166]+1" office:value-type="float" office:value="10166" calcext:value-type="float">
            <text:p>10166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formula="of:=[.B167]+1" office:value-type="float" office:value="10167" calcext:value-type="float">
            <text:p>10167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formula="of:=[.B168]+1" office:value-type="float" office:value="10168" calcext:value-type="float">
            <text:p>10168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formula="of:=[.B169]+1" office:value-type="float" office:value="10169" calcext:value-type="float">
            <text:p>10169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formula="of:=[.B170]+1" office:value-type="float" office:value="10170" calcext:value-type="float">
            <text:p>10170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485" calcext:value-type="float">
            <text:p>1230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formula="of:=[.B172]+1" office:value-type="float" office:value="10172" calcext:value-type="float">
            <text:p>10172</text:p>
          </table:table-cell>
          <table:table-cell office:value-type="float" office:value="1230496" calcext:value-type="float">
            <text:p>1230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formula="of:=[.B173]+1" office:value-type="float" office:value="10173" calcext:value-type="float">
            <text:p>10173</text:p>
          </table:table-cell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formula="of:=[.B174]+1" office:value-type="float" office:value="10174" calcext:value-type="float">
            <text:p>10174</text:p>
          </table:table-cell>
          <table:table-cell office:value-type="float" office:value="1230393" calcext:value-type="float">
            <text:p>1230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formula="of:=[.B175]+1" office:value-type="float" office:value="10175" calcext:value-type="float">
            <text:p>10175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formula="of:=[.B176]+1" office:value-type="float" office:value="10176" calcext:value-type="float">
            <text:p>10176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formula="of:=[.B177]+1" office:value-type="float" office:value="10177" calcext:value-type="float">
            <text:p>10177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formula="of:=[.B178]+1" office:value-type="float" office:value="10178" calcext:value-type="float">
            <text:p>10178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formula="of:=[.B179]+1" office:value-type="float" office:value="10179" calcext:value-type="float">
            <text:p>10179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formula="of:=[.B180]+1" office:value-type="float" office:value="10180" calcext:value-type="float">
            <text:p>10180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formula="of:=[.B181]+1" office:value-type="float" office:value="10181" calcext:value-type="float">
            <text:p>10181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formula="of:=[.B182]+1" office:value-type="float" office:value="10182" calcext:value-type="float">
            <text:p>10182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formula="of:=[.B183]+1" office:value-type="float" office:value="10183" calcext:value-type="float">
            <text:p>10183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formula="of:=[.B184]+1" office:value-type="float" office:value="10184" calcext:value-type="float">
            <text:p>10184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formula="of:=[.B185]+1" office:value-type="float" office:value="10185" calcext:value-type="float">
            <text:p>10185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formula="of:=[.B186]+1" office:value-type="float" office:value="10186" calcext:value-type="float">
            <text:p>10186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formula="of:=[.B187]+1" office:value-type="float" office:value="10187" calcext:value-type="float">
            <text:p>10187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formula="of:=[.B188]+1" office:value-type="float" office:value="10188" calcext:value-type="float">
            <text:p>10188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formula="of:=[.B189]+1" office:value-type="float" office:value="10189" calcext:value-type="float">
            <text:p>10189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formula="of:=[.B190]+1" office:value-type="float" office:value="10190" calcext:value-type="float">
            <text:p>10190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UFG oder altslawisch?</text:p>
          </table:table-cell>
          <table:table-cell table:number-columns-repeated="3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formula="of:=[.B191]+1" office:value-type="float" office:value="10191" calcext:value-type="float">
            <text:p>10191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iert</text:p>
          </table:table-cell>
          <table:table-cell table:number-columns-repeated="2"/>
          <table:table-cell office:value-type="string" calcext:value-type="string">
            <text:p>a grün glasiert</text:p>
          </table:table-cell>
          <table:table-cell table:number-columns-repeated="3"/>
          <table:table-cell office:value-type="string" calcext:value-type="string">
            <text:p>i gelb glasiert</text:p>
          </table:table-cell>
          <table:table-cell table:number-columns-repeated="2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formula="of:=[.B192]+1" office:value-type="float" office:value="10192" calcext:value-type="float">
            <text:p>10192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formula="of:=[.B193]+1" office:value-type="float" office:value="10193" calcext:value-type="float">
            <text:p>10193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formula="of:=[.B194]+1" office:value-type="float" office:value="10194" calcext:value-type="float">
            <text:p>10194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formula="of:=[.B195]+1" office:value-type="float" office:value="10195" calcext:value-type="float">
            <text:p>10195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formula="of:=[.B196]+1" office:value-type="float" office:value="10196" calcext:value-type="float">
            <text:p>10196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97" calcext:value-type="float">
            <text:p>10197</text:p>
          </table:table-cell>
          <table:table-cell table:formula="of:=[.B197]+1" office:value-type="float" office:value="10197" calcext:value-type="float">
            <text:p>10197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formula="of:=[.B198]+1" office:value-type="float" office:value="10198" calcext:value-type="float">
            <text:p>10198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99" calcext:value-type="float">
            <text:p>10199</text:p>
          </table:table-cell>
          <table:table-cell table:formula="of:=[.B199]+1" office:value-type="float" office:value="10199" calcext:value-type="float">
            <text:p>10199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string" calcext:value-type="string">
            <text:p>HGW ?</text:p>
          </table:table-cell>
          <table:table-cell table:number-columns-repeated="3"/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formula="of:=[.B200]+1" office:value-type="float" office:value="10200" calcext:value-type="float">
            <text:p>10200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201" calcext:value-type="float">
            <text:p>10201</text:p>
          </table:table-cell>
          <table:table-cell table:formula="of:=[.B201]+1" office:value-type="float" office:value="10201" calcext:value-type="float">
            <text:p>10201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02" calcext:value-type="float">
            <text:p>10202</text:p>
          </table:table-cell>
          <table:table-cell table:formula="of:=[.B202]+1" office:value-type="float" office:value="10202" calcext:value-type="float">
            <text:p>10202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03" calcext:value-type="float">
            <text:p>10203</text:p>
          </table:table-cell>
          <table:table-cell table:formula="of:=[.B203]+1" office:value-type="float" office:value="10203" calcext:value-type="float">
            <text:p>10203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04" calcext:value-type="float">
            <text:p>10204</text:p>
          </table:table-cell>
          <table:table-cell table:formula="of:=[.B204]+1" office:value-type="float" office:value="10204" calcext:value-type="float">
            <text:p>10204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205" calcext:value-type="float">
            <text:p>10205</text:p>
          </table:table-cell>
          <table:table-cell table:formula="of:=[.B205]+1" office:value-type="float" office:value="10205" calcext:value-type="float">
            <text:p>10205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06" calcext:value-type="float">
            <text:p>10206</text:p>
          </table:table-cell>
          <table:table-cell table:formula="of:=[.B206]+1" office:value-type="float" office:value="10206" calcext:value-type="float">
            <text:p>10206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207" calcext:value-type="float">
            <text:p>10207</text:p>
          </table:table-cell>
          <table:table-cell table:formula="of:=[.B207]+1" office:value-type="float" office:value="10207" calcext:value-type="float">
            <text:p>10207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schgrät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50IV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table:formula="of:=[.B208]+1" office:value-type="float" office:value="10208" calcext:value-type="float">
            <text:p>10208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formula="of:=[.B209]+1" office:value-type="float" office:value="10209" calcext:value-type="float">
            <text:p>10209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210" calcext:value-type="float">
            <text:p>10210</text:p>
          </table:table-cell>
          <table:table-cell table:formula="of:=[.B210]+1" office:value-type="float" office:value="10210" calcext:value-type="float">
            <text:p>10210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211" calcext:value-type="float">
            <text:p>10211</text:p>
          </table:table-cell>
          <table:table-cell table:formula="of:=[.B211]+1" office:value-type="float" office:value="10211" calcext:value-type="float">
            <text:p>10211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12" calcext:value-type="float">
            <text:p>10212</text:p>
          </table:table-cell>
          <table:table-cell table:formula="of:=[.B212]+1" office:value-type="float" office:value="10212" calcext:value-type="float">
            <text:p>10212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13" calcext:value-type="float">
            <text:p>10213</text:p>
          </table:table-cell>
          <table:table-cell table:formula="of:=[.B213]+1" office:value-type="float" office:value="10213" calcext:value-type="float">
            <text:p>10213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214" calcext:value-type="float">
            <text:p>10214</text:p>
          </table:table-cell>
          <table:table-cell table:formula="of:=[.B214]+1" office:value-type="float" office:value="10214" calcext:value-type="float">
            <text:p>10214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15" calcext:value-type="float">
            <text:p>10215</text:p>
          </table:table-cell>
          <table:table-cell table:formula="of:=[.B215]+1" office:value-type="float" office:value="10215" calcext:value-type="float">
            <text:p>10215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216" calcext:value-type="float">
            <text:p>10216</text:p>
          </table:table-cell>
          <table:table-cell table:formula="of:=[.B216]+1" office:value-type="float" office:value="10216" calcext:value-type="float">
            <text:p>10216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17" calcext:value-type="float">
            <text:p>10217</text:p>
          </table:table-cell>
          <table:table-cell table:formula="of:=[.B217]+1" office:value-type="float" office:value="10217" calcext:value-type="float">
            <text:p>10217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18" calcext:value-type="float">
            <text:p>10218</text:p>
          </table:table-cell>
          <table:table-cell table:formula="of:=[.B218]+1" office:value-type="float" office:value="10218" calcext:value-type="float">
            <text:p>10218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eiste2</text:p>
          </table:table-cell>
          <table:table-cell table:number-columns-repeated="6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formula="of:=[.B219]+1" office:value-type="float" office:value="10219" calcext:value-type="float">
            <text:p>10219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formula="of:=[.B220]+1" office:value-type="float" office:value="10220" calcext:value-type="float">
            <text:p>10220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formula="of:=[.B221]+1" office:value-type="float" office:value="10221" calcext:value-type="float">
            <text:p>10221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formula="of:=[.B222]+1" office:value-type="float" office:value="10222" calcext:value-type="float">
            <text:p>10222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23" calcext:value-type="float">
            <text:p>10223</text:p>
          </table:table-cell>
          <table:table-cell table:formula="of:=[.B223]+1" office:value-type="float" office:value="10223" calcext:value-type="float">
            <text:p>10223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24" calcext:value-type="float">
            <text:p>10224</text:p>
          </table:table-cell>
          <table:table-cell table:formula="of:=[.B224]+1" office:value-type="float" office:value="10224" calcext:value-type="float">
            <text:p>10224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rau, auffallend hart gebrannt</text:p>
          </table:table-cell>
          <table:table-cell table:number-columns-repeated="3"/>
        </table:table-row>
        <table:table-row table:style-name="ro1">
          <table:table-cell office:value-type="float" office:value="10225" calcext:value-type="float">
            <text:p>10225</text:p>
          </table:table-cell>
          <table:table-cell table:formula="of:=[.B225]+1" office:value-type="float" office:value="10225" calcext:value-type="float">
            <text:p>10225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table:number-columns-repeated="5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formula="of:=[.B226]+1" office:value-type="float" office:value="10226" calcext:value-type="float">
            <text:p>10226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fen</text:p>
          </table:table-cell>
          <table:table-cell table:number-columns-repeated="5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office:value-type="float" office:value="10227" calcext:value-type="float">
            <text:p>10227</text:p>
          </table:table-cell>
          <table:table-cell table:formula="of:=[.B227]+1" office:value-type="float" office:value="10227" calcext:value-type="float">
            <text:p>10227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office:value-type="float" office:value="10228" calcext:value-type="float">
            <text:p>10228</text:p>
          </table:table-cell>
          <table:table-cell table:formula="of:=[.B228]+1" office:value-type="float" office:value="10228" calcext:value-type="float">
            <text:p>10228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1I</text:p>
          </table:table-cell>
          <table:table-cell table:number-columns-repeated="3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formula="of:=[.B229]+1" office:value-type="float" office:value="10229" calcext:value-type="float">
            <text:p>10229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0230" calcext:value-type="float">
            <text:p>10230</text:p>
          </table:table-cell>
          <table:table-cell table:formula="of:=[.B230]+1" office:value-type="float" office:value="10230" calcext:value-type="float">
            <text:p>10230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231" calcext:value-type="float">
            <text:p>10231</text:p>
          </table:table-cell>
          <table:table-cell table:formula="of:=[.B231]+1" office:value-type="float" office:value="10231" calcext:value-type="float">
            <text:p>10231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32" calcext:value-type="float">
            <text:p>10232</text:p>
          </table:table-cell>
          <table:table-cell table:formula="of:=[.B232]+1" office:value-type="float" office:value="10232" calcext:value-type="float">
            <text:p>10232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33" calcext:value-type="float">
            <text:p>10233</text:p>
          </table:table-cell>
          <table:table-cell table:formula="of:=[.B233]+1" office:value-type="float" office:value="10233" calcext:value-type="float">
            <text:p>10233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formula="of:=[.B234]+1" office:value-type="float" office:value="10234" calcext:value-type="float">
            <text:p>10234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formula="of:=[.B235]+1" office:value-type="float" office:value="10235" calcext:value-type="float">
            <text:p>10235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6" calcext:value-type="float">
            <text:p>10236</text:p>
          </table:table-cell>
          <table:table-cell table:formula="of:=[.B236]+1" office:value-type="float" office:value="10236" calcext:value-type="float">
            <text:p>10236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37" calcext:value-type="float">
            <text:p>10237</text:p>
          </table:table-cell>
          <table:table-cell table:formula="of:=[.B237]+1" office:value-type="float" office:value="10237" calcext:value-type="float">
            <text:p>10237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38" calcext:value-type="float">
            <text:p>10238</text:p>
          </table:table-cell>
          <table:table-cell table:formula="of:=[.B238]+1" office:value-type="float" office:value="10238" calcext:value-type="float">
            <text:p>10238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9" calcext:value-type="float">
            <text:p>10239</text:p>
          </table:table-cell>
          <table:table-cell table:formula="of:=[.B239]+1" office:value-type="float" office:value="10239" calcext:value-type="float">
            <text:p>10239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formula="of:=[.B240]+1" office:value-type="float" office:value="10240" calcext:value-type="float">
            <text:p>10240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241" calcext:value-type="float">
            <text:p>10241</text:p>
          </table:table-cell>
          <table:table-cell table:formula="of:=[.B241]+1" office:value-type="float" office:value="10241" calcext:value-type="float">
            <text:p>10241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 doppelt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table:number-columns-repeated="3"/>
        </table:table-row>
        <table:table-row table:style-name="ro1">
          <table:table-cell office:value-type="float" office:value="10242" calcext:value-type="float">
            <text:p>10242</text:p>
          </table:table-cell>
          <table:table-cell table:formula="of:=[.B242]+1" office:value-type="float" office:value="10242" calcext:value-type="float">
            <text:p>10242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243" calcext:value-type="float">
            <text:p>10243</text:p>
          </table:table-cell>
          <table:table-cell table:formula="of:=[.B243]+1" office:value-type="float" office:value="10243" calcext:value-type="float">
            <text:p>10243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office:value-type="float" office:value="10244" calcext:value-type="float">
            <text:p>10244</text:p>
          </table:table-cell>
          <table:table-cell table:formula="of:=[.B244]+1" office:value-type="float" office:value="10244" calcext:value-type="float">
            <text:p>10244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formula="of:=[.B245]+1" office:value-type="float" office:value="10245" calcext:value-type="float">
            <text:p>10245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formula="of:=[.B246]+1" office:value-type="float" office:value="10246" calcext:value-type="float">
            <text:p>10246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Umbruch</text:p>
          </table:table-cell>
          <table:table-cell table:number-columns-repeated="6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formula="of:=[.B247]+1" office:value-type="float" office:value="10247" calcext:value-type="float">
            <text:p>10247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2X</text:p>
          </table:table-cell>
          <table:table-cell table:number-columns-repeated="3"/>
        </table:table-row>
        <table:table-row table:style-name="ro1">
          <table:table-cell office:value-type="float" office:value="10248" calcext:value-type="float">
            <text:p>10248</text:p>
          </table:table-cell>
          <table:table-cell table:formula="of:=[.B248]+1" office:value-type="float" office:value="10248" calcext:value-type="float">
            <text:p>10248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reifach</text:p>
          </table:table-cell>
          <table:table-cell table:number-columns-repeated="5"/>
          <table:table-cell office:value-type="string" calcext:value-type="string">
            <text:p>52X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formula="of:=[.B249]+1" office:value-type="float" office:value="10249" calcext:value-type="float">
            <text:p>10249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formula="of:=[.B250]+1" office:value-type="float" office:value="10250" calcext:value-type="float">
            <text:p>10250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51" calcext:value-type="float">
            <text:p>10251</text:p>
          </table:table-cell>
          <table:table-cell table:formula="of:=[.B251]+1" office:value-type="float" office:value="10251" calcext:value-type="float">
            <text:p>1025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formula="of:=[.B252]+1" office:value-type="float" office:value="10252" calcext:value-type="float">
            <text:p>10252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</text:p>
          </table:table-cell>
          <table:table-cell table:number-columns-repeated="3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formula="of:=[.B253]+1" office:value-type="float" office:value="10253" calcext:value-type="float">
            <text:p>10253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I</text:p>
          </table:table-cell>
          <table:table-cell table:number-columns-repeated="3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formula="of:=[.B254]+1" office:value-type="float" office:value="10254" calcext:value-type="float">
            <text:p>10254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formula="of:=[.B255]+1" office:value-type="float" office:value="10255" calcext:value-type="float">
            <text:p>10255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formula="of:=[.B256]+1" office:value-type="float" office:value="10256" calcext:value-type="float">
            <text:p>10256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formula="of:=[.B257]+1" office:value-type="float" office:value="10257" calcext:value-type="float">
            <text:p>10257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formula="of:=[.B258]+1" office:value-type="float" office:value="10258" calcext:value-type="float">
            <text:p>10258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formula="of:=[.B259]+1" office:value-type="float" office:value="10259" calcext:value-type="float">
            <text:p>10259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formula="of:=[.B260]+1" office:value-type="float" office:value="10260" calcext:value-type="float">
            <text:p>10260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formula="of:=[.B261]+1" office:value-type="float" office:value="10261" calcext:value-type="float">
            <text:p>10261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überfeuert</text:p>
          </table:table-cell>
          <table:table-cell table:number-columns-repeated="3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formula="of:=[.B262]+1" office:value-type="float" office:value="10262" calcext:value-type="float">
            <text:p>10262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formula="of:=[.B263]+1" office:value-type="float" office:value="10263" calcext:value-type="float">
            <text:p>10263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formula="of:=[.B264]+1" office:value-type="float" office:value="10264" calcext:value-type="float">
            <text:p>10264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formula="of:=[.B265]+1" office:value-type="float" office:value="10265" calcext:value-type="float">
            <text:p>10265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vierfach</text:p>
          </table:table-cell>
          <table:table-cell table:number-columns-repeated="6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formula="of:=[.B266]+1" office:value-type="float" office:value="10266" calcext:value-type="float">
            <text:p>10266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formula="of:=[.B267]+1" office:value-type="float" office:value="10267" calcext:value-type="float">
            <text:p>10267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formula="of:=[.B268]+1" office:value-type="float" office:value="10268" calcext:value-type="float">
            <text:p>10268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formula="of:=[.B269]+1" office:value-type="float" office:value="10269" calcext:value-type="float">
            <text:p>10269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formula="of:=[.B270]+1" office:value-type="float" office:value="10270" calcext:value-type="float">
            <text:p>10270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formula="of:=[.B271]+1" office:value-type="float" office:value="10271" calcext:value-type="float">
            <text:p>10271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formula="of:=[.B272]+1" office:value-type="float" office:value="10272" calcext:value-type="float">
            <text:p>10272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formula="of:=[.B273]+1" office:value-type="float" office:value="10273" calcext:value-type="float">
            <text:p>10273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formula="of:=[.B274]+1" office:value-type="float" office:value="10274" calcext:value-type="float">
            <text:p>10274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formula="of:=[.B275]+1" office:value-type="float" office:value="10275" calcext:value-type="float">
            <text:p>10275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formula="of:=[.B276]+1" office:value-type="float" office:value="10276" calcext:value-type="float">
            <text:p>10276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formula="of:=[.B277]+1" office:value-type="float" office:value="10277" calcext:value-type="float">
            <text:p>10277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X</text:p>
          </table:table-cell>
          <table:table-cell table:number-columns-repeated="3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formula="of:=[.B278]+1" office:value-type="float" office:value="10278" calcext:value-type="float">
            <text:p>10278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formula="of:=[.B279]+1" office:value-type="float" office:value="10279" calcext:value-type="float">
            <text:p>10279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formula="of:=[.B280]+1" office:value-type="float" office:value="10280" calcext:value-type="float">
            <text:p>10280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formula="of:=[.B281]+1" office:value-type="float" office:value="10281" calcext:value-type="float">
            <text:p>10281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formula="of:=[.B282]+1" office:value-type="float" office:value="10282" calcext:value-type="float">
            <text:p>10282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formula="of:=[.B283]+1" office:value-type="float" office:value="10283" calcext:value-type="float">
            <text:p>10283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formula="of:=[.B284]+1" office:value-type="float" office:value="10284" calcext:value-type="float">
            <text:p>10284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formula="of:=[.B285]+1" office:value-type="float" office:value="10285" calcext:value-type="float">
            <text:p>10285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formula="of:=[.B286]+1" office:value-type="float" office:value="10286" calcext:value-type="float">
            <text:p>10286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</text:p>
          </table:table-cell>
          <table:table-cell table:number-columns-repeated="3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formula="of:=[.B287]+1" office:value-type="float" office:value="10287" calcext:value-type="float">
            <text:p>10287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I</text:p>
          </table:table-cell>
          <table:table-cell table:number-columns-repeated="3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formula="of:=[.B288]+1" office:value-type="float" office:value="10288" calcext:value-type="float">
            <text:p>10288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formula="of:=[.B289]+1" office:value-type="float" office:value="10289" calcext:value-type="float">
            <text:p>10289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formula="of:=[.B290]+1" office:value-type="float" office:value="10290" calcext:value-type="float">
            <text:p>10290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formula="of:=[.B291]+1" office:value-type="float" office:value="10291" calcext:value-type="float">
            <text:p>10291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formula="of:=[.B292]+1" office:value-type="float" office:value="10292" calcext:value-type="float">
            <text:p>10292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formula="of:=[.B293]+1" office:value-type="float" office:value="10293" calcext:value-type="float">
            <text:p>10293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formula="of:=[.B294]+1" office:value-type="float" office:value="10294" calcext:value-type="float">
            <text:p>10294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formula="of:=[.B295]+1" office:value-type="float" office:value="10295" calcext:value-type="float">
            <text:p>10295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table:number-columns-repeated="7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formula="of:=[.B296]+1" office:value-type="float" office:value="10296" calcext:value-type="float">
            <text:p>10296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II</text:p>
          </table:table-cell>
          <table:table-cell table:number-columns-repeated="3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formula="of:=[.B297]+1" office:value-type="float" office:value="10297" calcext:value-type="float">
            <text:p>10297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V</text:p>
          </table:table-cell>
          <table:table-cell table:number-columns-repeated="3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formula="of:=[.B298]+1" office:value-type="float" office:value="10298" calcext:value-type="float">
            <text:p>10298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formula="of:=[.B299]+1" office:value-type="float" office:value="10299" calcext:value-type="float">
            <text:p>10299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formula="of:=[.B300]+1" office:value-type="float" office:value="10300" calcext:value-type="float">
            <text:p>10300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formula="of:=[.B301]+1" office:value-type="float" office:value="10301" calcext:value-type="float">
            <text:p>10301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formula="of:=[.B302]+1" office:value-type="float" office:value="10302" calcext:value-type="float">
            <text:p>10302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formula="of:=[.B303]+1" office:value-type="float" office:value="10303" calcext:value-type="float">
            <text:p>1030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formula="of:=[.B304]+1" office:value-type="float" office:value="10304" calcext:value-type="float">
            <text:p>10304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formula="of:=[.B305]+1" office:value-type="float" office:value="10305" calcext:value-type="float">
            <text:p>10305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formula="of:=[.B306]+1" office:value-type="float" office:value="10306" calcext:value-type="float">
            <text:p>10306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formula="of:=[.B307]+1" office:value-type="float" office:value="10307" calcext:value-type="float">
            <text:p>10307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formula="of:=[.B308]+1" office:value-type="float" office:value="10308" calcext:value-type="float">
            <text:p>10308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formula="of:=[.B309]+1" office:value-type="float" office:value="10309" calcext:value-type="float">
            <text:p>10309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formula="of:=[.B310]+1" office:value-type="float" office:value="10310" calcext:value-type="float">
            <text:p>10310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formula="of:=[.B311]+1" office:value-type="float" office:value="10311" calcext:value-type="float">
            <text:p>10311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formula="of:=[.B312]+1" office:value-type="float" office:value="10312" calcext:value-type="float">
            <text:p>10312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kow/altslawisch</text:p>
          </table:table-cell>
          <table:table-cell table:number-columns-repeated="3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formula="of:=[.B313]+1" office:value-type="float" office:value="10313" calcext:value-type="float">
            <text:p>10313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formula="of:=[.B314]+1" office:value-type="float" office:value="10314" calcext:value-type="float">
            <text:p>10314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formula="of:=[.B315]+1" office:value-type="float" office:value="10315" calcext:value-type="float">
            <text:p>10315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formula="of:=[.B316]+1" office:value-type="float" office:value="10316" calcext:value-type="float">
            <text:p>10316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formula="of:=[.B317]+1" office:value-type="float" office:value="10317" calcext:value-type="float">
            <text:p>10317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formula="of:=[.B318]+1" office:value-type="float" office:value="10318" calcext:value-type="float">
            <text:p>10318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formula="of:=[.B319]+1" office:value-type="float" office:value="10319" calcext:value-type="float">
            <text:p>10319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formula="of:=[.B320]+1" office:value-type="float" office:value="10320" calcext:value-type="float">
            <text:p>10320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formula="of:=[.B321]+1" office:value-type="float" office:value="10321" calcext:value-type="float">
            <text:p>10321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formula="of:=[.B322]+1" office:value-type="float" office:value="10322" calcext:value-type="float">
            <text:p>10322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amm WB dreifach</text:p>
          </table:table-cell>
          <table:table-cell table:number-columns-repeated="6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formula="of:=[.B323]+1" office:value-type="float" office:value="10323" calcext:value-type="float">
            <text:p>10323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formula="of:=[.B324]+1" office:value-type="float" office:value="10324" calcext:value-type="float">
            <text:p>10324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formula="of:=[.B325]+1" office:value-type="float" office:value="10325" calcext:value-type="float">
            <text:p>10325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formula="of:=[.B326]+1" office:value-type="float" office:value="10326" calcext:value-type="float">
            <text:p>10326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formula="of:=[.B327]+1" office:value-type="float" office:value="10327" calcext:value-type="float">
            <text:p>10327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formula="of:=[.B328]+1" office:value-type="float" office:value="10328" calcext:value-type="float">
            <text:p>10328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formula="of:=[.B329]+1" office:value-type="float" office:value="10329" calcext:value-type="float">
            <text:p>10329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formula="of:=[.B330]+1" office:value-type="float" office:value="10330" calcext:value-type="float">
            <text:p>10330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 quer</text:p>
          </table:table-cell>
          <table:table-cell table:number-columns-repeated="6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formula="of:=[.B331]+1" office:value-type="float" office:value="10331" calcext:value-type="float">
            <text:p>10331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formula="of:=[.B332]+1" office:value-type="float" office:value="10332" calcext:value-type="float">
            <text:p>1033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formula="of:=[.B333]+1" office:value-type="float" office:value="10333" calcext:value-type="float">
            <text:p>10333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formula="of:=[.B334]+1" office:value-type="float" office:value="10334" calcext:value-type="float">
            <text:p>10334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formula="of:=[.B335]+1" office:value-type="float" office:value="10335" calcext:value-type="float">
            <text:p>10335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0XII</text:p>
          </table:table-cell>
          <table:table-cell table:number-columns-repeated="3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formula="of:=[.B336]+1" office:value-type="float" office:value="10336" calcext:value-type="float">
            <text:p>10336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1V</text:p>
          </table:table-cell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formula="of:=[.B337]+1" office:value-type="float" office:value="10337" calcext:value-type="float">
            <text:p>10337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formula="of:=[.B338]+1" office:value-type="float" office:value="10338" calcext:value-type="float">
            <text:p>10338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formula="of:=[.B339]+1" office:value-type="float" office:value="10339" calcext:value-type="float">
            <text:p>10339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formula="of:=[.B340]+1" office:value-type="float" office:value="10340" calcext:value-type="float">
            <text:p>10340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formula="of:=[.B341]+1" office:value-type="float" office:value="10341" calcext:value-type="float">
            <text:p>10341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formula="of:=[.B342]+1" office:value-type="float" office:value="10342" calcext:value-type="float">
            <text:p>1034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GR zweifach</text:p>
          </table:table-cell>
          <table:table-cell table:number-columns-repeated="6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formula="of:=[.B343]+1" office:value-type="float" office:value="10343" calcext:value-type="float">
            <text:p>10343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formula="of:=[.B344]+1" office:value-type="float" office:value="10344" calcext:value-type="float">
            <text:p>10344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formula="of:=[.B345]+1" office:value-type="float" office:value="10345" calcext:value-type="float">
            <text:p>10345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formula="of:=[.B346]+1" office:value-type="float" office:value="10346" calcext:value-type="float">
            <text:p>10346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formula="of:=[.B347]+1" office:value-type="float" office:value="10347" calcext:value-type="float">
            <text:p>10347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rot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formula="of:=[.B348]+1" office:value-type="float" office:value="10348" calcext:value-type="float">
            <text:p>10348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formula="of:=[.B349]+1" office:value-type="float" office:value="10349" calcext:value-type="float">
            <text:p>10349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formula="of:=[.B350]+1" office:value-type="float" office:value="10350" calcext:value-type="float">
            <text:p>10350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formula="of:=[.B351]+1" office:value-type="float" office:value="10351" calcext:value-type="float">
            <text:p>10351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formula="of:=[.B352]+1" office:value-type="float" office:value="10352" calcext:value-type="float">
            <text:p>1035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formula="of:=[.B353]+1" office:value-type="float" office:value="10353" calcext:value-type="float">
            <text:p>10353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formula="of:=[.B354]+1" office:value-type="float" office:value="10354" calcext:value-type="float">
            <text:p>10354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formula="of:=[.B355]+1" office:value-type="float" office:value="10355" calcext:value-type="float">
            <text:p>10355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formula="of:=[.B356]+1" office:value-type="float" office:value="10356" calcext:value-type="float">
            <text:p>10356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9VII</text:p>
          </table:table-cell>
          <table:table-cell table:number-columns-repeated="3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formula="of:=[.B357]+1" office:value-type="float" office:value="10357" calcext:value-type="float">
            <text:p>10357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formula="of:=[.B358]+1" office:value-type="float" office:value="10358" calcext:value-type="float">
            <text:p>10358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formula="of:=[.B359]+1" office:value-type="float" office:value="10359" calcext:value-type="float">
            <text:p>10359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formula="of:=[.B360]+1" office:value-type="float" office:value="10360" calcext:value-type="float">
            <text:p>10360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formula="of:=[.B361]+1" office:value-type="float" office:value="10361" calcext:value-type="float">
            <text:p>10361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formula="of:=[.B362]+1" office:value-type="float" office:value="10362" calcext:value-type="float">
            <text:p>1036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formula="of:=[.B363]+1" office:value-type="float" office:value="10363" calcext:value-type="float">
            <text:p>10363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formula="of:=[.B364]+1" office:value-type="float" office:value="10364" calcext:value-type="float">
            <text:p>10364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formula="of:=[.B365]+1" office:value-type="float" office:value="10365" calcext:value-type="float">
            <text:p>10365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formula="of:=[.B366]+1" office:value-type="float" office:value="10366" calcext:value-type="float">
            <text:p>10366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formula="of:=[.B367]+1" office:value-type="float" office:value="10367" calcext:value-type="float">
            <text:p>10367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formula="of:=[.B368]+1" office:value-type="float" office:value="10368" calcext:value-type="float">
            <text:p>10368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formula="of:=[.B369]+1" office:value-type="float" office:value="10369" calcext:value-type="float">
            <text:p>10369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formula="of:=[.B370]+1" office:value-type="float" office:value="10370" calcext:value-type="float">
            <text:p>10370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formula="of:=[.B371]+1" office:value-type="float" office:value="10371" calcext:value-type="float">
            <text:p>10371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formula="of:=[.B372]+1" office:value-type="float" office:value="10372" calcext:value-type="float">
            <text:p>10372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formula="of:=[.B373]+1" office:value-type="float" office:value="10373" calcext:value-type="float">
            <text:p>10373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  <table:table-cell office:value-type="string" calcext:value-type="string">
            <text:p>58III</text:p>
          </table:table-cell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formula="of:=[.B374]+1" office:value-type="float" office:value="10374" calcext:value-type="float">
            <text:p>10374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formula="of:=[.B375]+1" office:value-type="float" office:value="10375" calcext:value-type="float">
            <text:p>10375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formula="of:=[.B376]+1" office:value-type="float" office:value="10376" calcext:value-type="float">
            <text:p>10376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formula="of:=[.B377]+1" office:value-type="float" office:value="10377" calcext:value-type="float">
            <text:p>10377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formula="of:=[.B378]+1" office:value-type="float" office:value="10378" calcext:value-type="float">
            <text:p>10378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formula="of:=[.B379]+1" office:value-type="float" office:value="10379" calcext:value-type="float">
            <text:p>10379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formula="of:=[.B380]+1" office:value-type="float" office:value="10380" calcext:value-type="float">
            <text:p>10380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formula="of:=[.B381]+1" office:value-type="float" office:value="10381" calcext:value-type="float">
            <text:p>10381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formula="of:=[.B382]+1" office:value-type="float" office:value="10382" calcext:value-type="float">
            <text:p>10382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formula="of:=[.B383]+1" office:value-type="float" office:value="10383" calcext:value-type="float">
            <text:p>10383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formula="of:=[.B384]+1" office:value-type="float" office:value="10384" calcext:value-type="float">
            <text:p>10384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formula="of:=[.B385]+1" office:value-type="float" office:value="10385" calcext:value-type="float">
            <text:p>10385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formula="of:=[.B386]+1" office:value-type="float" office:value="10386" calcext:value-type="float">
            <text:p>10386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formula="of:=[.B387]+1" office:value-type="float" office:value="10387" calcext:value-type="float">
            <text:p>10387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formula="of:=[.B388]+1" office:value-type="float" office:value="10388" calcext:value-type="float">
            <text:p>10388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5 BS gehörend</text:p>
          </table:table-cell>
          <table:table-cell table:number-columns-repeated="3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formula="of:=[.B389]+1" office:value-type="float" office:value="10389" calcext:value-type="float">
            <text:p>10389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formula="of:=[.B390]+1" office:value-type="float" office:value="10390" calcext:value-type="float">
            <text:p>10390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formula="of:=[.B391]+1" office:value-type="float" office:value="10391" calcext:value-type="float">
            <text:p>1039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formula="of:=[.B392]+1" office:value-type="float" office:value="10392" calcext:value-type="float">
            <text:p>1039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formula="of:=[.B393]+1" office:value-type="float" office:value="10393" calcext:value-type="float">
            <text:p>10393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formula="of:=[.B394]+1" office:value-type="float" office:value="10394" calcext:value-type="float">
            <text:p>10394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formula="of:=[.B395]+1" office:value-type="float" office:value="10395" calcext:value-type="float">
            <text:p>10395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gehörend</text:p>
          </table:table-cell>
          <table:table-cell table:number-columns-repeated="3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formula="of:=[.B396]+1" office:value-type="float" office:value="10396" calcext:value-type="float">
            <text:p>10396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WB KL zwei</text:p>
          </table:table-cell>
          <table:table-cell table:number-columns-repeated="6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formula="of:=[.B397]+1" office:value-type="float" office:value="10397" calcext:value-type="float">
            <text:p>10397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 zwei</text:p>
          </table:table-cell>
          <table:table-cell table:number-columns-repeated="6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formula="of:=[.B398]+1" office:value-type="float" office:value="10398" calcext:value-type="float">
            <text:p>10398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formula="of:=[.B399]+1" office:value-type="float" office:value="10399" calcext:value-type="float">
            <text:p>10399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formula="of:=[.B400]+1" office:value-type="float" office:value="10400" calcext:value-type="float">
            <text:p>10400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formula="of:=[.B401]+1" office:value-type="float" office:value="10401" calcext:value-type="float">
            <text:p>1040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formula="of:=[.B402]+1" office:value-type="float" office:value="10402" calcext:value-type="float">
            <text:p>10402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formula="of:=[.B403]+1" office:value-type="float" office:value="10403" calcext:value-type="float">
            <text:p>10403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formula="of:=[.B404]+1" office:value-type="float" office:value="10404" calcext:value-type="float">
            <text:p>10404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formula="of:=[.B405]+1" office:value-type="float" office:value="10405" calcext:value-type="float">
            <text:p>10405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formula="of:=[.B406]+1" office:value-type="float" office:value="10406" calcext:value-type="float">
            <text:p>10406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formula="of:=[.B407]+1" office:value-type="float" office:value="10407" calcext:value-type="float">
            <text:p>10407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formula="of:=[.B408]+1" office:value-type="float" office:value="10408" calcext:value-type="float">
            <text:p>10408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formula="of:=[.B409]+1" office:value-type="float" office:value="10409" calcext:value-type="float">
            <text:p>10409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62II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formula="of:=[.B410]+1" office:value-type="float" office:value="10410" calcext:value-type="float">
            <text:p>10410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string" calcext:value-type="string">
            <text:p>braun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formula="of:=[.B411]+1" office:value-type="float" office:value="10411" calcext:value-type="float">
            <text:p>10411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formula="of:=[.B412]+1" office:value-type="float" office:value="10412" calcext:value-type="float">
            <text:p>10412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formula="of:=[.B413]+1" office:value-type="float" office:value="10413" calcext:value-type="float">
            <text:p>10413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formula="of:=[.B414]+1" office:value-type="float" office:value="10414" calcext:value-type="float">
            <text:p>10414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formula="of:=[.B415]+1" office:value-type="float" office:value="10415" calcext:value-type="float">
            <text:p>10415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formula="of:=[.B416]+1" office:value-type="float" office:value="10416" calcext:value-type="float">
            <text:p>10416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formula="of:=[.B417]+1" office:value-type="float" office:value="10417" calcext:value-type="float">
            <text:p>10417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formula="of:=[.B418]+1" office:value-type="float" office:value="10418" calcext:value-type="float">
            <text:p>10418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formula="of:=[.B419]+1" office:value-type="float" office:value="10419" calcext:value-type="float">
            <text:p>10419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formula="of:=[.B420]+1" office:value-type="float" office:value="10420" calcext:value-type="float">
            <text:p>10420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formula="of:=[.B421]+1" office:value-type="float" office:value="10421" calcext:value-type="float">
            <text:p>10421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formula="of:=[.B422]+1" office:value-type="float" office:value="10422" calcext:value-type="float">
            <text:p>10422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formula="of:=[.B423]+1" office:value-type="float" office:value="10423" calcext:value-type="float">
            <text:p>10423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formula="of:=[.B424]+1" office:value-type="float" office:value="10424" calcext:value-type="float">
            <text:p>10424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formula="of:=[.B425]+1" office:value-type="float" office:value="10425" calcext:value-type="float">
            <text:p>10425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formula="of:=[.B426]+1" office:value-type="float" office:value="10426" calcext:value-type="float">
            <text:p>10426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formula="of:=[.B427]+1" office:value-type="float" office:value="10427" calcext:value-type="float">
            <text:p>10427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formula="of:=[.B428]+1" office:value-type="float" office:value="10428" calcext:value-type="float">
            <text:p>10428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formula="of:=[.B429]+1" office:value-type="float" office:value="10429" calcext:value-type="float">
            <text:p>10429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formula="of:=[.B430]+1" office:value-type="float" office:value="10430" calcext:value-type="float">
            <text:p>10430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formula="of:=[.B431]+1" office:value-type="float" office:value="10431" calcext:value-type="float">
            <text:p>10431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formula="of:=[.B432]+1" office:value-type="float" office:value="10432" calcext:value-type="float">
            <text:p>10432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formula="of:=[.B433]+1" office:value-type="float" office:value="10433" calcext:value-type="float">
            <text:p>10433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formula="of:=[.B434]+1" office:value-type="float" office:value="10434" calcext:value-type="float">
            <text:p>10434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formula="of:=[.B435]+1" office:value-type="float" office:value="10435" calcext:value-type="float">
            <text:p>10435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Bodenansatz</text:p>
          </table:table-cell>
          <table:table-cell table:number-columns-repeated="3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formula="of:=[.B436]+1" office:value-type="float" office:value="10436" calcext:value-type="float">
            <text:p>10436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formula="of:=[.B437]+1" office:value-type="float" office:value="10437" calcext:value-type="float">
            <text:p>10437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formula="of:=[.B438]+1" office:value-type="float" office:value="10438" calcext:value-type="float">
            <text:p>10438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formula="of:=[.B439]+1" office:value-type="float" office:value="10439" calcext:value-type="float">
            <text:p>10439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formula="of:=[.B440]+1" office:value-type="float" office:value="10440" calcext:value-type="float">
            <text:p>10440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formula="of:=[.B441]+1" office:value-type="float" office:value="10441" calcext:value-type="float">
            <text:p>10441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formula="of:=[.B442]+1" office:value-type="float" office:value="10442" calcext:value-type="float">
            <text:p>10442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formula="of:=[.B443]+1" office:value-type="float" office:value="10443" calcext:value-type="float">
            <text:p>10443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formula="of:=[.B444]+1" office:value-type="float" office:value="10444" calcext:value-type="float">
            <text:p>10444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formula="of:=[.B445]+1" office:value-type="float" office:value="10445" calcext:value-type="float">
            <text:p>10445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formula="of:=[.B446]+1" office:value-type="float" office:value="10446" calcext:value-type="float">
            <text:p>10446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formula="of:=[.B447]+1" office:value-type="float" office:value="10447" calcext:value-type="float">
            <text:p>10447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formula="of:=[.B448]+1" office:value-type="float" office:value="10448" calcext:value-type="float">
            <text:p>10448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formula="of:=[.B449]+1" office:value-type="float" office:value="10449" calcext:value-type="float">
            <text:p>10449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formula="of:=[.B450]+1" office:value-type="float" office:value="10450" calcext:value-type="float">
            <text:p>10450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formula="of:=[.B451]+1" office:value-type="float" office:value="10451" calcext:value-type="float">
            <text:p>10451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3"/>
          <table:table-cell office:value-type="string" calcext:value-type="string">
            <text:p>Zchng. 66XII feldberg</text:p>
          </table:table-cell>
          <table:table-cell office:value-type="string" calcext:value-type="string">
            <text:p>Rahmen</text:p>
          </table:table-cell>
          <table:table-cell table:number-columns-repeated="2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formula="of:=[.B452]+1" office:value-type="float" office:value="10452" calcext:value-type="float">
            <text:p>10452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 drei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hmen</text:p>
          </table:table-cell>
          <table:table-cell table:number-columns-repeated="2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formula="of:=[.B453]+1" office:value-type="float" office:value="10453" calcext:value-type="float">
            <text:p>10453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formula="of:=[.B454]+1" office:value-type="float" office:value="10454" calcext:value-type="float">
            <text:p>10454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formula="of:=[.B455]+1" office:value-type="float" office:value="10455" calcext:value-type="float">
            <text:p>10455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formula="of:=[.B456]+1" office:value-type="float" office:value="10456" calcext:value-type="float">
            <text:p>10456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</text:p>
          </table:table-cell>
          <table:table-cell table:number-columns-repeated="5"/>
          <table:table-cell office:value-type="string" calcext:value-type="string">
            <text:p>Zchng. 68IV Bobzin?</text:p>
          </table:table-cell>
          <table:table-cell table:number-columns-repeated="3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formula="of:=[.B457]+1" office:value-type="float" office:value="10457" calcext:value-type="float">
            <text:p>10457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formula="of:=[.B458]+1" office:value-type="float" office:value="10458" calcext:value-type="float">
            <text:p>1045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formula="of:=[.B459]+1" office:value-type="float" office:value="10459" calcext:value-type="float">
            <text:p>1045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formula="of:=[.B460]+1" office:value-type="float" office:value="10460" calcext:value-type="float">
            <text:p>1046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formula="of:=[.B461]+1" office:value-type="float" office:value="10461" calcext:value-type="float">
            <text:p>10461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formula="of:=[.B462]+1" office:value-type="float" office:value="10462" calcext:value-type="float">
            <text:p>10462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formula="of:=[.B463]+1" office:value-type="float" office:value="10463" calcext:value-type="float">
            <text:p>10463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formula="of:=[.B464]+1" office:value-type="float" office:value="10464" calcext:value-type="float">
            <text:p>10464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formula="of:=[.B465]+1" office:value-type="float" office:value="10465" calcext:value-type="float">
            <text:p>10465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formula="of:=[.B466]+1" office:value-type="float" office:value="10466" calcext:value-type="float">
            <text:p>10466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formula="of:=[.B467]+1" office:value-type="float" office:value="10467" calcext:value-type="float">
            <text:p>10467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formula="of:=[.B468]+1" office:value-type="float" office:value="10468" calcext:value-type="float">
            <text:p>1046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3"/>
          <table:table-cell office:value-type="string" calcext:value-type="string">
            <text:p>altslawisch o. VFG</text:p>
          </table:table-cell>
          <table:table-cell table:number-columns-repeated="3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formula="of:=[.B469]+1" office:value-type="float" office:value="10469" calcext:value-type="float">
            <text:p>10469</text:p>
          </table:table-cell>
          <table:table-cell office:value-type="float" office:value="1230459" calcext:value-type="float">
            <text:p>123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j.slawisch</text:p>
          </table:table-cell>
          <table:table-cell table:number-columns-repeated="3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formula="of:=[.B470]+1" office:value-type="float" office:value="10470" calcext:value-type="float">
            <text:p>10470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formula="of:=[.B471]+1" office:value-type="float" office:value="10471" calcext:value-type="float">
            <text:p>10471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formula="of:=[.B472]+1" office:value-type="float" office:value="10472" calcext:value-type="float">
            <text:p>10472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formula="of:=[.B473]+1" office:value-type="float" office:value="10473" calcext:value-type="float">
            <text:p>10473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formula="of:=[.B474]+1" office:value-type="float" office:value="10474" calcext:value-type="float">
            <text:p>10474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formula="of:=[.B475]+1" office:value-type="float" office:value="10475" calcext:value-type="float">
            <text:p>10475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formula="of:=[.B476]+1" office:value-type="float" office:value="10476" calcext:value-type="float">
            <text:p>10476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ch</text:p>
          </table:table-cell>
          <table:table-cell table:number-columns-repeated="2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formula="of:=[.B477]+1" office:value-type="float" office:value="10477" calcext:value-type="float">
            <text:p>10477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formula="of:=[.B478]+1" office:value-type="float" office:value="10478" calcext:value-type="float">
            <text:p>10478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formula="of:=[.B479]+1" office:value-type="float" office:value="10479" calcext:value-type="float">
            <text:p>10479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formula="of:=[.B480]+1" office:value-type="float" office:value="10480" calcext:value-type="float">
            <text:p>10480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formula="of:=[.B481]+1" office:value-type="float" office:value="10481" calcext:value-type="float">
            <text:p>10481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V</text:p>
          </table:table-cell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formula="of:=[.B482]+1" office:value-type="float" office:value="10482" calcext:value-type="float">
            <text:p>10482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I</text:p>
          </table:table-cell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formula="of:=[.B483]+1" office:value-type="float" office:value="10483" calcext:value-type="float">
            <text:p>10483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formula="of:=[.B484]+1" office:value-type="float" office:value="10484" calcext:value-type="float">
            <text:p>10484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formula="of:=[.B485]+1" office:value-type="float" office:value="10485" calcext:value-type="float">
            <text:p>10485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formula="of:=[.B486]+1" office:value-type="float" office:value="10486" calcext:value-type="float">
            <text:p>10486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Harte Grauware? / VFG ?</text:p>
          </table:table-cell>
          <table:table-cell table:number-columns-repeated="3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formula="of:=[.B487]+1" office:value-type="float" office:value="10487" calcext:value-type="float">
            <text:p>10487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formula="of:=[.B488]+1" office:value-type="float" office:value="10488" calcext:value-type="float">
            <text:p>10488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formula="of:=[.B489]+1" office:value-type="float" office:value="10489" calcext:value-type="float">
            <text:p>10489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formula="of:=[.B490]+1" office:value-type="float" office:value="10490" calcext:value-type="float">
            <text:p>10490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formula="of:=[.B491]+1" office:value-type="float" office:value="10491" calcext:value-type="float">
            <text:p>10491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formula="of:=[.B492]+1" office:value-type="float" office:value="10492" calcext:value-type="float">
            <text:p>10492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0I</text:p>
          </table:table-cell>
          <table:table-cell table:number-columns-repeated="3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formula="of:=[.B493]+1" office:value-type="float" office:value="10493" calcext:value-type="float">
            <text:p>10493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formula="of:=[.B494]+1" office:value-type="float" office:value="10494" calcext:value-type="float">
            <text:p>10494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formula="of:=[.B495]+1" office:value-type="float" office:value="10495" calcext:value-type="float">
            <text:p>10495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formula="of:=[.B496]+1" office:value-type="float" office:value="10496" calcext:value-type="float">
            <text:p>10496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formula="of:=[.B497]+1" office:value-type="float" office:value="10497" calcext:value-type="float">
            <text:p>10497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formula="of:=[.B498]+1" office:value-type="float" office:value="10498" calcext:value-type="float">
            <text:p>10498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formula="of:=[.B499]+1" office:value-type="float" office:value="10499" calcext:value-type="float">
            <text:p>10499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formula="of:=[.B500]+1" office:value-type="float" office:value="10500" calcext:value-type="float">
            <text:p>10500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formula="of:=[.B501]+1" office:value-type="float" office:value="10501" calcext:value-type="float">
            <text:p>10501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formula="of:=[.B502]+1" office:value-type="float" office:value="10502" calcext:value-type="float">
            <text:p>10502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formula="of:=[.B503]+1" office:value-type="float" office:value="10503" calcext:value-type="float">
            <text:p>10503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formula="of:=[.B504]+1" office:value-type="float" office:value="10504" calcext:value-type="float">
            <text:p>10504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formula="of:=[.B505]+1" office:value-type="float" office:value="10505" calcext:value-type="float">
            <text:p>10505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formula="of:=[.B506]+1" office:value-type="float" office:value="10506" calcext:value-type="float">
            <text:p>10506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formula="of:=[.B507]+1" office:value-type="float" office:value="10507" calcext:value-type="float">
            <text:p>10507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5"/>
          <table:table-cell office:value-type="string" calcext:value-type="string">
            <text:p>71I</text:p>
          </table:table-cell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formula="of:=[.B508]+1" office:value-type="float" office:value="10508" calcext:value-type="float">
            <text:p>10508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formula="of:=[.B509]+1" office:value-type="float" office:value="10509" calcext:value-type="float">
            <text:p>10509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formula="of:=[.B510]+1" office:value-type="float" office:value="10510" calcext:value-type="float">
            <text:p>10510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formula="of:=[.B511]+1" office:value-type="float" office:value="10511" calcext:value-type="float">
            <text:p>10511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formula="of:=[.B512]+1" office:value-type="float" office:value="10512" calcext:value-type="float">
            <text:p>10512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formula="of:=[.B513]+1" office:value-type="float" office:value="10513" calcext:value-type="float">
            <text:p>10513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formula="of:=[.B514]+1" office:value-type="float" office:value="10514" calcext:value-type="float">
            <text:p>10514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formula="of:=[.B515]+1" office:value-type="float" office:value="10515" calcext:value-type="float">
            <text:p>10515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1VI</text:p>
          </table:table-cell>
          <table:table-cell table:number-columns-repeated="3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formula="of:=[.B516]+1" office:value-type="float" office:value="10516" calcext:value-type="float">
            <text:p>10516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chgrät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formula="of:=[.B517]+1" office:value-type="float" office:value="10517" calcext:value-type="float">
            <text:p>10517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formula="of:=[.B518]+1" office:value-type="float" office:value="10518" calcext:value-type="float">
            <text:p>10518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formula="of:=[.B519]+1" office:value-type="float" office:value="10519" calcext:value-type="float">
            <text:p>10519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formula="of:=[.B520]+1" office:value-type="float" office:value="10520" calcext:value-type="float">
            <text:p>10520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formula="of:=[.B521]+1" office:value-type="float" office:value="10521" calcext:value-type="float">
            <text:p>10521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formula="of:=[.B522]+1" office:value-type="float" office:value="10522" calcext:value-type="float">
            <text:p>10522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formula="of:=[.B523]+1" office:value-type="float" office:value="10523" calcext:value-type="float">
            <text:p>10523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formula="of:=[.B524]+1" office:value-type="float" office:value="10524" calcext:value-type="float">
            <text:p>10524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formula="of:=[.B525]+1" office:value-type="float" office:value="10525" calcext:value-type="float">
            <text:p>10525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formula="of:=[.B526]+1" office:value-type="float" office:value="10526" calcext:value-type="float">
            <text:p>10526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formula="of:=[.B527]+1" office:value-type="float" office:value="10527" calcext:value-type="float">
            <text:p>10527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formula="of:=[.B528]+1" office:value-type="float" office:value="10528" calcext:value-type="float">
            <text:p>10528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formula="of:=[.B529]+1" office:value-type="float" office:value="10529" calcext:value-type="float">
            <text:p>10529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formula="of:=[.B530]+1" office:value-type="float" office:value="10530" calcext:value-type="float">
            <text:p>10530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formula="of:=[.B531]+1" office:value-type="float" office:value="10531" calcext:value-type="float">
            <text:p>10531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formula="of:=[.B532]+1" office:value-type="float" office:value="10532" calcext:value-type="float">
            <text:p>10532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formula="of:=[.B533]+1" office:value-type="float" office:value="10533" calcext:value-type="float">
            <text:p>10533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formula="of:=[.B534]+1" office:value-type="float" office:value="10534" calcext:value-type="float">
            <text:p>10534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formula="of:=[.B535]+1" office:value-type="float" office:value="10535" calcext:value-type="float">
            <text:p>10535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formula="of:=[.B536]+1" office:value-type="float" office:value="10536" calcext:value-type="float">
            <text:p>10536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formula="of:=[.B537]+1" office:value-type="float" office:value="10537" calcext:value-type="float">
            <text:p>10537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formula="of:=[.B538]+1" office:value-type="float" office:value="10538" calcext:value-type="float">
            <text:p>10538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formula="of:=[.B539]+1" office:value-type="float" office:value="10539" calcext:value-type="float">
            <text:p>10539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formula="of:=[.B540]+1" office:value-type="float" office:value="10540" calcext:value-type="float">
            <text:p>10540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formula="of:=[.B541]+1" office:value-type="float" office:value="10541" calcext:value-type="float">
            <text:p>10541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formula="of:=[.B542]+1" office:value-type="float" office:value="10542" calcext:value-type="float">
            <text:p>10542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formula="of:=[.B543]+1" office:value-type="float" office:value="10543" calcext:value-type="float">
            <text:p>10543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formula="of:=[.B544]+1" office:value-type="float" office:value="10544" calcext:value-type="float">
            <text:p>10544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formula="of:=[.B545]+1" office:value-type="float" office:value="10545" calcext:value-type="float">
            <text:p>10545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formula="of:=[.B546]+1" office:value-type="float" office:value="10546" calcext:value-type="float">
            <text:p>10546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formula="of:=[.B547]+1" office:value-type="float" office:value="10547" calcext:value-type="float">
            <text:p>10547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formula="of:=[.B548]+1" office:value-type="float" office:value="10548" calcext:value-type="float">
            <text:p>10548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formula="of:=[.B549]+1" office:value-type="float" office:value="10549" calcext:value-type="float">
            <text:p>10549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formula="of:=[.B550]+1" office:value-type="float" office:value="10550" calcext:value-type="float">
            <text:p>10550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formula="of:=[.B551]+1" office:value-type="float" office:value="10551" calcext:value-type="float">
            <text:p>10551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formula="of:=[.B552]+1" office:value-type="float" office:value="10552" calcext:value-type="float">
            <text:p>10552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formula="of:=[.B553]+1" office:value-type="float" office:value="10553" calcext:value-type="float">
            <text:p>10553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2XII</text:p>
          </table:table-cell>
          <table:table-cell table:number-columns-repeated="3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formula="of:=[.B554]+1" office:value-type="float" office:value="10554" calcext:value-type="float">
            <text:p>10554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33I</text:p>
          </table:table-cell>
          <table:table-cell table:number-columns-repeated="3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formula="of:=[.B555]+1" office:value-type="float" office:value="10555" calcext:value-type="float">
            <text:p>1055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BS Zchng. 33X</text:p>
          </table:table-cell>
          <table:table-cell table:number-columns-repeated="3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formula="of:=[.B556]+1" office:value-type="float" office:value="10556" calcext:value-type="float">
            <text:p>1055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3III</text:p>
          </table:table-cell>
          <table:table-cell table:number-columns-repeated="3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formula="of:=[.B557]+1" office:value-type="float" office:value="10557" calcext:value-type="float">
            <text:p>10557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</text:p>
          </table:table-cell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formula="of:=[.B558]+1" office:value-type="float" office:value="10558" calcext:value-type="float">
            <text:p>10558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I</text:p>
          </table:table-cell>
        </table:table-row>
        <table:table-row table:style-name="ro1">
          <table:table-cell table:formula="of:=[.B56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8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798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.00.0000</text:date>, <text:time style:data-style-name="N2" text:time-value="12:58:10.42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18:28.742000000</meta:creation-date>
    <dc:date>2018-09-22T13:06:42.262000000</dc:date>
    <meta:editing-duration>PT12H1M44S</meta:editing-duration>
    <meta:editing-cycles>67</meta:editing-cycles>
    <meta:generator>LibreOffice/5.1.6.2$Windows_x86 LibreOffice_project/07ac168c60a517dba0f0d7bc7540f5afa45f0909</meta:generator>
    <meta:document-statistic meta:table-count="1" meta:cell-count="3778" meta:object-count="0"/>
  </office:meta>
</office:document-meta>
</file>